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hancedRepeater.isFir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dRepeater.goToPage( in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hancedRepeater.clearAll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hancedRepeater.setCollection( RepeaterJXPath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dRepeater.isEnhanc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dRepeater.getXMLElemen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hancedRepeat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hancedRepeater.doPageSav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EnhancedRepeater.refresh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hancedRepeater.addRow( RepeaterRow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hancedRepeater.getP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dRepeater.doPageLo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nhancedRepeater.getCurr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dRepeater.getStar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dRepeater.setFilter( String fiel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hancedRepeater.get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dRepeater.setPageSize( int p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dRepeater.sortBy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hancedRepeater.getCustomPageWid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dRepeater.getDisplayableLast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hancedRepeater.EnhancedRepeater( RepeaterDefinition repeater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hancedRepeater.getMax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dRepeater.getDisplayableCurr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hancedRepeater.isLas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